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2.29cm" fo:min-width="29.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3cm" fo:min-width="1.451cm"/>
      <style:paragraph-properties style:writing-mode="lr-tb"/>
    </style:style>
    <style:style style:name="gr3" style:family="graphic" style:parent-style-name="standard">
      <style:graphic-properties svg:stroke-color="#81d41a" draw:fill-color="#81d41a" draw:textarea-horizontal-align="justify" draw:textarea-vertical-align="middle" draw:auto-grow-height="false" fo:min-height="2.29cm" fo:min-width="5.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12cm" fo:min-width="29.2cm"/>
      <style:paragraph-properties style:writing-mode="lr-tb"/>
    </style:style>
    <style:style style:name="gr5" style:family="graphic" style:parent-style-name="standard">
      <style:graphic-properties svg:stroke-color="#443205" draw:fill-color="#ffffff" draw:textarea-horizontal-align="justify" draw:textarea-vertical-align="middle" draw:auto-grow-height="false" fo:min-height="9.91cm" fo:min-width="29.2cm"/>
    </style:style>
    <style:style style:name="gr6" style:family="graphic" style:parent-style-name="standard">
      <style:graphic-properties draw:fill-color="#e6e905" draw:textarea-horizontal-align="justify" draw:textarea-vertical-align="bottom" draw:auto-grow-height="false" fo:min-height="1.7cm" fo:min-width="29.2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38cm" fo:min-width="29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195cm" fo:min-width="14.422cm"/>
      <style:paragraph-properties style:writing-mode="lr-tb"/>
    </style:style>
    <style:style style:name="gr9" style:family="graphic" style:parent-style-name="standard">
      <style:graphic-properties svg:stroke-width="0.159cm" svg:stroke-color="#4b2204" draw:marker-start-width="0.438cm" draw:marker-end-width="0.438cm" draw:fill-color="#7cfc00" draw:textarea-horizontal-align="justify" draw:textarea-vertical-align="bottom" draw:auto-grow-height="false" fo:min-height="11.498cm" fo:min-width="19.185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41190d" draw:marker-start-width="0.438cm" draw:marker-end-width="0.438cm" draw:fill-color="#e6e905" draw:textarea-horizontal-align="justify" draw:textarea-vertical-align="middle" draw:auto-grow-height="false" fo:min-height="3.342cm" fo:min-width="3.092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svg:stroke-width="0.053cm" svg:stroke-color="#41190d" draw:marker-start-width="0.279cm" draw:marker-end-width="0.279cm" draw:fill-color="#ffffff" draw:textarea-horizontal-align="justify" draw:textarea-vertical-align="middle" draw:auto-grow-height="false" fo:min-height="1.337cm" fo:min-width="13.47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41190d" draw:marker-start-width="0.279cm" draw:marker-end-width="0.279cm" draw:fill-color="#ffffff" draw:textarea-horizontal-align="justify" draw:textarea-vertical-align="middle" draw:auto-grow-height="false" fo:min-height="1.285cm" fo:min-width="13.41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81d41a"/>
      <style:paragraph-properties fo:text-align="star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e6e905"/>
      <style:paragraph-properties fo:text-align="center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7cf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9.7cm" svg:height="2.54cm" svg:x="0cm" svg:y="0cm">
          <text:p text:style-name="P1"><text:tab/>Home<text:tab/>Login<text:tab/>Tentang Kam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57cm" svg:height="2.223cm" svg:x="0.1cm" svg:y="0.117cm">
          <text:p text:style-name="P3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6.35cm" svg:height="2.54cm" svg:x="3.492cm" svg:y="0cm">
          <text:p text:style-name="P4">Pondok pesantren Baitul Arqom Polinggona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9.7cm" svg:height="4.762cm" svg:x="0cm" svg:y="2.54cm">
          <text:p text:style-name="P3">“Gambar profil Pondok”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9.7cm" svg:height="10.16cm" svg:x="0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9.7cm" svg:height="1.95cm" svg:x="0cm" svg:y="19.05cm">
          <text:p text:style-name="P3">copyrigh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9.7cm" svg:height="1.588cm" svg:x="0cm" svg:y="7.302cm">
          <text:p text:style-name="P4">Update Terbaru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4.922cm" svg:height="4.445cm" svg:x="0cm" svg:y="8.89cm">
          <text:p text:style-name="P3">YouTub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4.922cm" svg:height="4.445cm" svg:x="0cm" svg:y="13.417cm">
          <text:p text:style-name="P3">YouTub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4.922cm" svg:height="4.445cm" svg:x="14.923cm" svg:y="8.89cm">
          <text:p text:style-name="P3">YouTub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4.922cm" svg:height="4.445cm" svg:x="14.922cm" svg:y="13.352cm">
          <text:p text:style-name="P3">YouTub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9" draw:layer="layout" svg:width="19.685cm" svg:height="11.748cm" svg:x="5.715cm" svg:y="4.127cm">
          <text:p text:style-name="P3">Belum memiliki akun? Bikin akun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08cm" svg:height="5.08cm" svg:x="13.017cm" svg:y="1.587cm">
          <text:p text:style-name="P3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3.97cm" svg:height="1.587cm" svg:x="8.89cm" svg:y="7.62cm">
          <text:p text:style-name="P4">Email atau Username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3.97cm" svg:height="1.587cm" svg:x="8.89cm" svg:y="10.12cm">
          <text:p text:style-name="P4">Passwo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20:13:11.080787614</meta:creation-date>
    <dc:date>2022-11-14T20:32:35.555821931</dc:date>
    <meta:editing-duration>PT19M34S</meta:editing-duration>
    <meta:editing-cycles>3</meta:editing-cycles>
    <meta:generator>LibreOffice/7.3.6.2$Linux_X86_64 LibreOffice_project/30$Build-2</meta:generator>
    <meta:document-statistic meta:object-count="15"/>
  </office:meta>
</office:document-meta>
</file>